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fo:language="en" fo:country="US" officeooo:paragraph-rsid="0020a9f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language="en" fo:country="US" officeooo:paragraph-rsid="0020a9fa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officeooo:rsid="000eede9" officeooo:paragraph-rsid="000eede9" style:font-weight-asian="bold" style:font-weight-complex="bold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officeooo:rsid="000eede9" officeooo:paragraph-rsid="000eede9"/>
    </style:style>
    <style:style style:name="P6" style:family="paragraph" style:parent-style-name="Standard">
      <style:text-properties fo:language="en" fo:country="US" officeooo:rsid="000eede9" officeooo:paragraph-rsid="000eede9"/>
    </style:style>
    <style:style style:name="P7" style:family="paragraph" style:parent-style-name="Standard">
      <style:text-properties fo:language="en" fo:country="US" officeooo:rsid="000ed592" officeooo:paragraph-rsid="000ed592"/>
    </style:style>
    <style:style style:name="P8" style:family="paragraph" style:parent-style-name="Standard">
      <style:text-properties fo:language="en" fo:country="US" fo:font-weight="normal" officeooo:rsid="0023ee9a" officeooo:paragraph-rsid="0023ee9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d7a36" officeooo:paragraph-rsid="002d7a36" style:font-weight-asian="normal" style:font-weight-complex="normal"/>
    </style:style>
    <style:style style:name="P10" style:family="paragraph" style:parent-style-name="Standard">
      <style:text-properties fo:language="en" fo:country="US" fo:font-weight="bold" officeooo:rsid="000eede9" officeooo:paragraph-rsid="002d7a36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P13" style:family="paragraph" style:parent-style-name="Standard">
      <style:text-properties fo:font-size="14pt" fo:language="en" fo:country="US" style:text-underline-style="none" fo:font-weight="bold" officeooo:rsid="00148a40" officeooo:paragraph-rsid="00148a4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48a40" officeooo:paragraph-rsid="00148a40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language="en" fo:country="US" officeooo:rsid="000eede9" officeooo:paragraph-rsid="000eede9"/>
    </style:style>
    <style:style style:name="P16" style:family="paragraph" style:parent-style-name="Standard" style:list-style-name="L2">
      <style:text-properties fo:language="en" fo:country="US" officeooo:rsid="000ed592" officeooo:paragraph-rsid="000ed592"/>
    </style:style>
    <style:style style:name="P17" style:family="paragraph" style:parent-style-name="Standard">
      <style:text-properties fo:language="en" fo:country="US" fo:font-weight="bold" officeooo:rsid="0023ee9a" officeooo:paragraph-rsid="000ed592" style:font-weight-asian="bold" style:font-weight-complex="bold"/>
    </style:style>
    <style:style style:name="P18" style:family="paragraph" style:parent-style-name="Standard" style:list-style-name="L2">
      <style:text-properties fo:language="en" fo:country="US" fo:font-weight="bold" officeooo:rsid="000eede9" officeooo:paragraph-rsid="002d7a36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2e95e6" officeooo:paragraph-rsid="002d7a36" style:font-weight-asian="bold" style:font-weight-complex="bold"/>
    </style:style>
    <style:style style:name="P20" style:family="paragraph" style:parent-style-name="Standard" style:list-style-name="L2">
      <style:text-properties fo:language="en" fo:country="US" fo:font-weight="normal" officeooo:rsid="0023ee9a" officeooo:paragraph-rsid="0023ee9a" style:font-weight-asian="normal" style:font-weight-complex="normal"/>
    </style:style>
    <style:style style:name="P21" style:family="paragraph" style:parent-style-name="Standard" style:list-style-name="L2">
      <style:text-properties fo:language="en" fo:country="US" fo:font-weight="normal" officeooo:rsid="002d7a36" officeooo:paragraph-rsid="002d7a36" style:font-weight-asian="normal" style:font-weight-complex="normal"/>
    </style:style>
    <style:style style:name="P22" style:family="paragraph" style:parent-style-name="Standard" style:list-style-name="L2">
      <style:text-properties fo:language="en" fo:country="US" fo:font-weight="normal" officeooo:rsid="002e95e6" officeooo:paragraph-rsid="002e95e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2e95e6" officeooo:paragraph-rsid="002e95e6" style:font-weight-asian="normal" style:font-weight-complex="normal"/>
    </style:style>
    <style:style style:name="P24" style:family="paragraph" style:parent-style-name="Standard" style:list-style-name="L2">
      <style:text-properties fo:language="en" fo:country="US" fo:font-weight="normal" officeooo:rsid="002fdd6c" officeooo:paragraph-rsid="002fdd6c" style:font-weight-asian="normal" style:font-weight-complex="normal"/>
    </style:style>
    <style:style style:name="P25" style:family="paragraph" style:parent-style-name="Standard" style:list-style-name="L2">
      <style:text-properties fo:language="en" fo:country="US" fo:font-style="normal" fo:font-weight="normal" officeooo:rsid="002d7a36" officeooo:paragraph-rsid="002d7a3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bold" officeooo:rsid="002d7a36" officeooo:paragraph-rsid="002d7a36" style:font-style-asian="normal" style:font-weight-asian="bold" style:font-style-complex="normal" style:font-weight-complex="bold"/>
    </style:style>
    <style:style style:name="T1" style:family="text">
      <style:text-properties officeooo:rsid="00236262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ee9a" style:font-weight-asian="bold" style:font-weight-complex="bold"/>
    </style:style>
    <style:style style:name="T6" style:family="text">
      <style:text-properties fo:font-weight="bold" officeooo:rsid="002e95e6" style:font-weight-asian="bold" style:font-weight-complex="bold"/>
    </style:style>
    <style:style style:name="T7" style:family="text">
      <style:text-properties officeooo:rsid="000eede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f76ae"/>
    </style:style>
    <style:style style:name="T11" style:family="text">
      <style:text-properties fo:font-weight="normal" officeooo:rsid="0023ee9a" style:font-weight-asian="normal" style:font-weight-complex="normal"/>
    </style:style>
    <style:style style:name="T12" style:family="text">
      <style:text-properties officeooo:rsid="002d7a36"/>
    </style:style>
    <style:style style:name="T13" style:family="text">
      <style:text-properties officeooo:rsid="002e95e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9.UF3 - Web Services </text:p>
      <text:p text:style-name="P13"/>
      <text:p text:style-name="P14">Exe<text:span text:style-name="T10">mple</text:span> 1</text:p>
      <text:p text:style-name="P4"/>
      <text:p text:style-name="P4">Objectiu</text:p>
      <text:p text:style-name="P6">Amb el que sabem fins ara crearem un web service restful per a obtenir algunes dades de la base de dades Chinook. Concretament:</text:p>
      <text:list xml:id="list1579710001" text:style-name="L1">
        <text:list-item>
          <text:p text:style-name="P15">una col·lecció desordenada d’artistes</text:p>
        </text:list-item>
        <text:list-item>
          <text:p text:style-name="P15">l’artista amb l’id que li demanem</text:p>
        </text:list-item>
        <text:list-item>
          <text:p text:style-name="P15">els artistes que continguin en el nom el string que li demanem </text:p>
        </text:list-item>
      </text:list>
      <text:p text:style-name="P7"/>
      <text:p text:style-name="P5">Comencem:</text:p>
      <text:p text:style-name="P5"/>
      <text:list xml:id="list3431669590" text:style-name="L2">
        <text:list-item>
          <text:p text:style-name="P16">Cre<text:span text:style-name="T7">a</text:span> <text:span text:style-name="T4">ASP.NET </text:span><text:span text:style-name="T5">Core </text:span><text:span text:style-name="T4">Web A</text:span><text:span text:style-name="T5">PI; </text:span><text:span text:style-name="T11">escull nom i ubicació del projecte</text:span><text:span text:style-name="T5"> </text:span></text:p>
        </text:list-item>
      </text:list>
      <text:p text:style-name="P17"/>
      <text:list xml:id="list171101386816696" text:continue-numbering="true" text:style-name="L2">
        <text:list-item>
          <text:p text:style-name="P20">[la 1ª vegada] Accepta la creació dels certificats de l’ASP.NET i de l’IIS</text:p>
        </text:list-item>
      </text:list>
      <text:p text:style-name="P8"/>
      <text:list xml:id="list171102240516203" text:continue-numbering="true" text:style-name="L2">
        <text:list-item>
          <text:p text:style-name="P21">Amb el <text:span text:style-name="T4">NuGet gràfic</text:span> (Tools, NuGet Package Manager, Manage NuGet packages...) instal·la:</text:p>
          <text:list>
            <text:list-item>
              <text:p text:style-name="P21">Microsoft.EntityFrameworkCore</text:p>
            </text:list-item>
            <text:list-item>
              <text:p text:style-name="P21">Microsoft.EntityFrameworkCore.Tools</text:p>
            </text:list-item>
            <text:list-item>
              <text:p text:style-name="P21">Microsoft.EntityFrameworkCore.SqlServer</text:p>
            </text:list-item>
          </text:list>
        </text:list-item>
      </text:list>
      <text:p text:style-name="P9"/>
      <text:list xml:id="list171101186260858" text:continue-numbering="true" text:style-name="L2">
        <text:list-item>
          <text:p text:style-name="P21">Ara cal crear el mapa de la base de dades: Entra al Package Manager Console (Tools, NuGet Package Manager, Package Manager Console) i tecleja-hi:</text:p>
          <text:p text:style-name="P18"><text:s text:c="4"/><text:span text:style-name="T12">scaffold-dbcontext "Server=.; Trusted_Connection=True; Database=Chinook" Microsoft.EntityFrameworkCore.SqlServer -o Models</text:span></text:p>
        </text:list-item>
      </text:list>
      <text:p text:style-name="P10"/>
      <text:list xml:id="list171101486303450" text:continue-numbering="true" text:style-name="L2">
        <text:list-item>
          <text:p text:style-name="P21">Ara ens cal dir-li al Program.cs que utilitzi el context adequat. </text:p>
          <text:p text:style-name="P21">Abans de <text:span text:style-name="T8">var app = builder.Build(); <text:s/></text:span></text:p>
          <text:p text:style-name="P25"><text:s text:c="2"/>has d’afegir: <text:s/><text:span text:style-name="T4">builder.Services.AddDbContext&lt;ChinookContext&gt;();</text:span></text:p>
        </text:list-item>
      </text:list>
      <text:p text:style-name="P26"/>
      <text:list xml:id="list171102261879517" text:continue-numbering="true" text:style-name="L2">
        <text:list-item>
          <text:p text:style-name="P21">Finalment, sobre la carpeta Controller, botó dret, Add, Controller, <text:span text:style-name="T6">Api Controller...using Entity Framework</text:span></text:p>
        </text:list-item>
      </text:list>
      <text:p text:style-name="P19"/>
      <text:list xml:id="list171101746008456" text:continue-numbering="true" text:style-name="L2">
        <text:list-item>
          <text:p text:style-name="P22">Has de seleccionar Model class (la classe desitjada), Data context class (el nostre context), i com a Controller name cal posar-li un nom que acabi en Controller (per exemple: ArtistController)</text:p>
        </text:list-item>
      </text:list>
      <text:p text:style-name="P23"/>
      <text:list xml:id="list171100591406274" text:continue-numbering="true" text:style-name="L2">
        <text:list-item>
          <text:p text:style-name="P24">Quan executis l’aplicació el <text:span text:style-name="T9">swagger</text:span> t’ajudarà a fer les petic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307cm" fo:margin-left="0.016cm" fo:margin-top="0cm" fo:margin-bottom="0cm" fo:break-before="auto" fo:break-after="auto" table:align="left"/>
    </style:style>
    <style:style style:name="Taula1.A" style:family="table-column">
      <style:table-column-properties style:column-width="10.548cm"/>
    </style:style>
    <style:style style:name="Taula1.B" style:family="table-column">
      <style:table-column-properties style:column-width="6.759cm"/>
    </style:style>
    <style:style style:name="Taula1.1" style:family="table-row">
      <style:table-row-properties fo:keep-together="auto"/>
    </style:style>
    <style:style style:name="Taula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ula1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Standard">
      <style:text-properties fo:language="en" fo:country="US" officeooo:paragraph-rsid="0020a9fa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anguage="en" fo:country="US" fo:font-style="normal" style:text-underline-style="none" fo:font-weight="normal" officeooo:paragraph-rsid="0020a9fa" style:font-name-asian="Arial2" style:font-size-asian="8pt" style:font-style-asian="normal" style:font-weight-asian="normal" style:font-name-complex="Arial2" style:font-size-complex="8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9.5cm" style:type="center"/>
          <style:tab-stop style:position="19.001cm" style:type="right"/>
        </style:tab-stops>
      </style:paragraph-properties>
      <style:text-properties fo:language="en" fo:country="US" officeooo:paragraph-rsid="0020a9fa"/>
    </style:style>
    <style:style style:name="MT1" style:family="text">
      <style:text-properties officeooo:rsid="00236262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officeooo:rsid="0020a9fa" style:font-name-asian="Arial2" style:font-size-asian="8pt" style:font-style-asian="normal" style:font-weight-asian="normal" style:font-name-complex="Arial2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5cm" fo:margin-bottom="0.52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8cm" fo:margin-left="0cm" fo:margin-right="0cm" fo:margin-bottom="0.499cm"/>
      </style:header-style>
      <style:footer-style>
        <style:header-footer-properties svg:height="1.406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tge1" text:anchor-type="char" svg:x="-0.358cm" svg:y="-0.63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2" text:anchor-type="char" svg:x="13.055cm" svg:y="-0.49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3">Nom arxiu: <text:file-name text:display="name-and-extension">ED2DAM_ACT_2223_M9_UF3_202_WSer_Exem1.odt</text:file-name></text:p>
            </table:table-cell>
            <table:table-cell table:style-name="Taula1.A1" office:value-type="string">
              <text:p text:style-name="MP4">Data : setembre 202<text:span text:style-name="MT1">2</text:span></text:p>
            </table:table-cell>
          </table:table-row>
          <table:table-row table:style-name="Taula1.1">
            <table:table-cell table:style-name="Taula1.A2" office:value-type="string">
              <text:p text:style-name="MP5"><text:span text:style-name="MT2">Elaborat: </text:span><text:span text:style-name="MT3">Miquel Altayó</text:span></text:p>
            </table:table-cell>
            <table:table-cell table:style-name="Taula1.A2" office:value-type="string">
              <text:p text:style-name="MP4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0:13:57.188442991</meta:creation-date>
    <dc:date>2022-09-21T17:10:59.873303090</dc:date>
    <meta:editing-duration>PT3H17M38S</meta:editing-duration>
    <meta:editing-cycles>18</meta:editing-cycles>
    <meta:generator>LibreOffice/7.3.5.2$Linux_X86_64 LibreOffice_project/30$Build-2</meta:generator>
    <meta:document-statistic meta:table-count="1" meta:image-count="2" meta:object-count="0" meta:page-count="1" meta:paragraph-count="25" meta:word-count="220" meta:character-count="1562" meta:non-whitespace-character-count="1368"/>
  </office:meta>
</office:document-meta>
</file>